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2" style:family="graphic" style:parent-style-name="standard">
      <style:graphic-properties svg:stroke-width="0.028cm" svg:stroke-color="#666666" draw:marker-start-width="0.242cm" draw:marker-end-width="0.242cm" draw:fill="none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3" style:family="graphic" style:parent-style-name="standard">
      <style:graphic-properties draw:fill="none" draw:textarea-vertical-align="middle" style:protect="size"/>
    </style:style>
    <style:style style:name="gr4" style:family="graphic" style:parent-style-name="standard">
      <style:graphic-properties draw:stroke="dash" draw:stroke-dash="Fine_20_Dashed_20__28_var_29_" svg:stroke-width="0.028cm" svg:stroke-color="#ff3333" draw:marker-start-width="0.242cm" draw:marker-end-width="0.242cm" draw:fill="none" draw:textarea-horizontal-align="justify" draw:textarea-vertical-align="middle" draw:auto-grow-height="false" fo:min-height="0cm" fo:min-width="0cm" fo:padding-top="0.139cm" fo:padding-bottom="0.139cm" fo:padding-left="0.264cm" fo:padding-right="0.264cm" style:protect="siz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cm" fo:min-width="0cm" fo:padding-top="0.142cm" fo:padding-bottom="0.142cm" fo:padding-left="0.267cm" fo:padding-right="0.267cm" style:protect="size"/>
    </style:style>
    <style:style style:name="gr7" style:family="graphic" style:parent-style-name="standard">
      <style:graphic-properties svg:stroke-width="0.028cm" svg:stroke-color="#666666" draw:marker-start-width="0.242cm" draw:marker-end-width="0.242cm" draw:fill="none" draw:textarea-horizontal-align="justify" draw:textarea-vertical-align="middle" draw:auto-grow-height="false" fo:min-height="0cm" fo:min-width="0cm" fo:padding-top="0.139cm" fo:padding-bottom="0.139cm" fo:padding-left="0.264cm" fo:padding-right="0.264cm" style:protect="size"/>
    </style:style>
    <style:style style:name="gr8" style:family="graphic" style:parent-style-name="standard">
      <style:graphic-properties svg:stroke-color="#000000" draw:fill="none" draw:textarea-vertical-align="middle" style:protect="size"/>
    </style:style>
    <style:style style:name="gr9" style:family="graphic">
      <style:graphic-properties style:protect="siz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Title_25_20Block_25_20Simple">
        <office:forms form:automatic-focus="false" form:apply-design-mode="false"/>
        <draw:g>
          <draw:g>
            <draw:custom-shape draw:style-name="gr1" draw:text-style-name="P1" draw:layer="HOLES" svg:width="3cm" svg:height="3cm" svg:x="19.531cm" svg:y="5.465cm">
              <text:p/>
              <draw:enhanced-geometry svg:viewBox="0 0 21600 21600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1" draw:layer="HOLES" svg:width="3.5cm" svg:height="3.5cm" svg:x="19.274cm" svg:y="5.211cm">
              <text:p/>
              <draw:enhanced-geometry svg:viewBox="0 0 21600 21600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rect draw:style-name="gr3" draw:text-style-name="P1" draw:layer="HOLES" svg:width="4cm" svg:height="4cm" draw:transform="rotate (0.7853981633973) translate (21.04cm 6.976cm)">
            <text:p/>
          </draw:rect>
          <draw:g>
            <draw:custom-shape draw:style-name="gr1" draw:text-style-name="P1" draw:layer="HOLES" svg:width="3cm" svg:height="3cm" svg:x="22.365cm" svg:y="8.283cm">
              <text:p/>
              <draw:enhanced-geometry svg:viewBox="0 0 21600 21600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1" draw:layer="HOLES" svg:width="3.5cm" svg:height="3.5cm" svg:x="22.108cm" svg:y="8.029cm">
              <text:p/>
              <draw:enhanced-geometry svg:viewBox="0 0 21600 21600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1" draw:text-style-name="P1" draw:layer="HOLES" svg:width="3cm" svg:height="3cm" svg:x="22.365cm" svg:y="2.663cm">
              <text:p/>
              <draw:enhanced-geometry svg:viewBox="0 0 21600 21600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1" draw:layer="HOLES" svg:width="3.5cm" svg:height="3.5cm" svg:x="22.108cm" svg:y="2.409cm">
              <text:p/>
              <draw:enhanced-geometry svg:viewBox="0 0 21600 21600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custom-shape draw:style-name="gr4" draw:text-style-name="P1" draw:layer="HOLES" svg:width="4cm" svg:height="4cm" svg:x="21.859cm" svg:y="2.178cm">
            <text:p/>
            <draw:enhanced-geometry svg:viewBox="0 0 21600 21600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4" draw:text-style-name="P1" draw:layer="HOLES" svg:width="4cm" svg:height="4cm" svg:x="21.841cm" svg:y="7.772cm">
            <text:p/>
            <draw:enhanced-geometry svg:viewBox="0 0 21600 21600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4" draw:text-style-name="P1" draw:layer="HOLES" svg:width="4cm" svg:height="4cm" svg:x="19cm" svg:y="4.984cm">
            <text:p/>
            <draw:enhanced-geometry svg:viewBox="0 0 21600 21600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g>
            <draw:custom-shape draw:style-name="gr1" draw:text-style-name="P1" draw:layer="HOLES" svg:width="3cm" svg:height="3cm" svg:x="25.183cm" svg:y="5.481cm">
              <text:p/>
              <draw:enhanced-geometry svg:viewBox="0 0 21600 21600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1" draw:layer="HOLES" svg:width="3.5cm" svg:height="3.5cm" svg:x="24.926cm" svg:y="5.227cm">
              <text:p/>
              <draw:enhanced-geometry svg:viewBox="0 0 21600 21600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custom-shape draw:style-name="gr4" draw:text-style-name="P1" draw:layer="HOLES" svg:width="4cm" svg:height="4cm" svg:x="24.7cm" svg:y="4.984cm">
            <text:p/>
            <draw:enhanced-geometry svg:viewBox="0 0 21600 21600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</draw:g>
        <draw:g>
          <draw:g>
            <draw:custom-shape draw:style-name="gr1" draw:text-style-name="P1" draw:layer="HOLES" svg:width="3cm" svg:height="3cm" svg:x="18.471cm" svg:y="1.589cm">
              <text:p/>
              <draw:enhanced-geometry svg:viewBox="0 0 21600 21600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1" draw:layer="HOLES" svg:width="3.5cm" svg:height="3.5cm" svg:x="18.214cm" svg:y="1.335cm">
              <text:p/>
              <draw:enhanced-geometry svg:viewBox="0 0 21600 21600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custom-shape draw:style-name="gr4" draw:text-style-name="P1" draw:layer="HOLES" svg:width="4cm" svg:height="4cm" svg:x="17.988cm" svg:y="1.092cm">
            <text:p/>
            <draw:enhanced-geometry svg:viewBox="0 0 21600 21600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</draw:g>
        <draw:g>
          <draw:g>
            <draw:custom-shape draw:style-name="gr1" draw:text-style-name="P1" draw:layer="HOLES" svg:width="3cm" svg:height="3cm" svg:x="15.672cm" svg:y="4.465cm">
              <text:p/>
              <draw:enhanced-geometry svg:viewBox="0 0 21600 21600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1" draw:layer="HOLES" svg:width="3.5cm" svg:height="3.5cm" svg:x="15.415cm" svg:y="4.211cm">
              <text:p/>
              <draw:enhanced-geometry svg:viewBox="0 0 21600 21600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custom-shape draw:style-name="gr4" draw:text-style-name="P1" draw:layer="HOLES" svg:width="4cm" svg:height="4cm" svg:x="15.189cm" svg:y="3.968cm">
            <text:p/>
            <draw:enhanced-geometry svg:viewBox="0 0 21600 21600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</draw:g>
        <draw:line draw:style-name="gr5" draw:text-style-name="P1" draw:layer="HOLES" svg:x1="0.294cm" svg:y1="3.19cm" svg:x2="13.791cm" svg:y2="3.257cm">
          <text:p/>
        </draw:line>
        <draw:g>
          <draw:g>
            <draw:custom-shape draw:style-name="gr1" draw:text-style-name="P1" draw:layer="HOLES" svg:width="3cm" svg:height="3cm" svg:x="1.818cm" svg:y="1.725cm">
              <text:p/>
              <draw:enhanced-geometry svg:viewBox="0 0 21600 21600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1" draw:layer="HOLES" svg:width="3.5cm" svg:height="3.5cm" svg:x="1.561cm" svg:y="1.471cm">
              <text:p/>
              <draw:enhanced-geometry svg:viewBox="0 0 21600 21600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custom-shape draw:style-name="gr4" draw:text-style-name="P1" draw:layer="HOLES" svg:width="4cm" svg:height="4cm" svg:x="1.335cm" svg:y="1.228cm">
            <text:p/>
            <draw:enhanced-geometry svg:viewBox="0 0 21600 21600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</draw:g>
        <draw:g>
          <draw:g>
            <draw:custom-shape draw:style-name="gr1" draw:text-style-name="P1" draw:layer="HOLES" svg:width="3cm" svg:height="3cm" svg:x="5.971cm" svg:y="1.691cm">
              <text:p/>
              <draw:enhanced-geometry svg:viewBox="0 0 21600 21600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1" draw:layer="HOLES" svg:width="3.5cm" svg:height="3.5cm" svg:x="5.714cm" svg:y="1.437cm">
              <text:p/>
              <draw:enhanced-geometry svg:viewBox="0 0 21600 21600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custom-shape draw:style-name="gr4" draw:text-style-name="P1" draw:layer="HOLES" svg:width="4cm" svg:height="4cm" svg:x="5.488cm" svg:y="1.194cm">
            <text:p/>
            <draw:enhanced-geometry svg:viewBox="0 0 21600 21600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</draw:g>
        <draw:g>
          <draw:g>
            <draw:custom-shape draw:style-name="gr1" draw:text-style-name="P1" draw:layer="HOLES" svg:width="3cm" svg:height="3cm" svg:x="10.003cm" svg:y="1.758cm">
              <text:p/>
              <draw:enhanced-geometry svg:viewBox="0 0 21600 21600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1" draw:layer="HOLES" svg:width="3.5cm" svg:height="3.5cm" svg:x="9.746cm" svg:y="1.504cm">
              <text:p/>
              <draw:enhanced-geometry svg:viewBox="0 0 21600 21600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custom-shape draw:style-name="gr4" draw:text-style-name="P1" draw:layer="HOLES" svg:width="4cm" svg:height="4cm" svg:x="9.52cm" svg:y="1.261cm">
            <text:p/>
            <draw:enhanced-geometry svg:viewBox="0 0 21600 21600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</draw:g>
        <draw:g>
          <draw:custom-shape draw:style-name="gr6" draw:text-style-name="P1" draw:layer="HOLES" svg:width="6cm" svg:height="6cm" svg:x="13.969cm" svg:y="10.993cm">
            <text:p/>
            <draw:enhanced-geometry svg:viewBox="0 0 21600 21600" draw:mirror-horizontal="true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7" draw:text-style-name="P1" draw:layer="HOLES" svg:width="2.9cm" svg:height="2.9cm" svg:x="15.52cm" svg:y="12.561cm">
            <text:p/>
            <draw:enhanced-geometry svg:viewBox="0 0 21600 21600" draw:mirror-horizontal="true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4" draw:text-style-name="P1" draw:layer="HOLES" svg:width="6.5cm" svg:height="6.5cm" svg:x="13.716cm" svg:y="10.746cm">
            <text:p/>
            <draw:enhanced-geometry svg:viewBox="0 0 21600 21600" draw:mirror-horizontal="true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4" draw:text-style-name="P1" draw:layer="layout" svg:width="12cm" svg:height="12cm" svg:x="10.972cm" svg:y="8cm">
            <text:p/>
            <draw:enhanced-geometry svg:viewBox="0 0 21600 21600" draw:mirror-horizontal="true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</draw:g>
      </draw:page>
      <draw:page draw:name="page2" draw:style-name="dp1" draw:master-page-name="Title_25_20Block_25_20Simple">
        <office:forms form:automatic-focus="false" form:apply-design-mode="false"/>
        <draw:g>
          <draw:g>
            <draw:custom-shape draw:style-name="gr1" draw:text-style-name="P1" draw:layer="HOLES" svg:width="3cm" svg:height="3cm" svg:x="20.358cm" svg:y="3.002cm">
              <text:p/>
              <draw:enhanced-geometry svg:viewBox="0 0 21600 21600" draw:mirror-horizontal="false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1" draw:layer="HOLES" svg:width="3.5cm" svg:height="3.5cm" svg:x="20.101cm" svg:y="2.749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custom-shape draw:style-name="gr4" draw:text-style-name="P1" draw:layer="HOLES" svg:width="4cm" svg:height="4cm" svg:x="19.88cm" svg:y="2.505cm">
            <text:p/>
            <draw:enhanced-geometry svg:viewBox="0 0 21600 21600" draw:mirror-horizontal="true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</draw:g>
        <draw:g>
          <draw:g>
            <draw:custom-shape draw:style-name="gr1" draw:text-style-name="P1" draw:layer="HOLES" svg:width="3cm" svg:height="3cm" svg:x="23.196cm" svg:y="5.878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1" draw:layer="HOLES" svg:width="3.5cm" svg:height="3.5cm" svg:x="22.953cm" svg:y="5.624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custom-shape draw:style-name="gr4" draw:text-style-name="P1" draw:layer="HOLES" svg:width="4cm" svg:height="4cm" svg:x="22.679cm" svg:y="5.381cm">
            <text:p/>
            <draw:enhanced-geometry svg:viewBox="0 0 21600 21600" draw:mirror-horizontal="true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</draw:g>
        <draw:g>
          <draw:custom-shape draw:style-name="gr6" draw:text-style-name="P1" draw:layer="layout" svg:width="6cm" svg:height="6cm" svg:x="14.596cm" svg:y="8.304cm">
            <text:p/>
            <draw:enhanced-geometry svg:viewBox="0 0 21600 21600" draw:mirror-horizontal="true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7" draw:text-style-name="P1" draw:layer="layout" svg:width="2.9cm" svg:height="2.9cm" svg:x="16.147cm" svg:y="9.872cm">
            <text:p/>
            <draw:enhanced-geometry svg:viewBox="0 0 21600 21600" draw:mirror-horizontal="true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4" draw:text-style-name="P1" draw:layer="layout" svg:width="6.5cm" svg:height="6.5cm" svg:x="14.343cm" svg:y="8.057cm">
            <text:p/>
            <draw:enhanced-geometry svg:viewBox="0 0 21600 21600" draw:mirror-horizontal="true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4" draw:text-style-name="P1" draw:layer="layout" svg:width="12cm" svg:height="12cm" svg:x="11.599cm" svg:y="5.311cm">
            <text:p/>
            <draw:enhanced-geometry svg:viewBox="0 0 21600 21600" draw:mirror-horizontal="true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</draw:g>
        <draw:g>
          <draw:rect draw:style-name="gr8" draw:text-style-name="P1" draw:layer="layout" svg:width="7cm" svg:height="9.5cm" draw:transform="rotate (1.5707963267946) translate (12.873cm 14.792cm)">
            <text:p/>
          </draw:rect>
          <draw:line draw:style-name="gr5" draw:text-style-name="P1" draw:layer="HOLES" svg:x1="22.311cm" svg:y1="14.748cm" svg:x2="12.874cm" svg:y2="7.736cm">
            <text:p/>
          </draw:line>
        </draw:g>
        <draw:g draw:style-name="gr9">
          <draw:rect draw:style-name="gr8" draw:text-style-name="P1" draw:layer="layout" svg:width="6.448cm" svg:height="9.5cm" svg:x="3.202cm" svg:y="6.271cm">
            <text:p/>
          </draw:rect>
          <draw:line draw:style-name="gr5" draw:text-style-name="P1" draw:layer="HOLES" svg:x1="3.243cm" svg:y1="15.709cm" svg:x2="9.702cm" svg:y2="6.272cm">
            <text:p/>
          </draw:line>
          <draw:line draw:style-name="gr5" draw:text-style-name="P1" draw:layer="layout" svg:x1="9.627cm" svg:y1="15.766cm" svg:x2="3.277cm" svg:y2="6.28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Filled" draw:style="linear" draw:start-color="#ffffff" draw:end-color="#cccccc" draw:start-intensity="100%" draw:end-intensity="100%" draw:angle="0" draw:border="0%"/>
    <draw:gradient draw:name="Filled_20_Blue" draw:display-name="Filled Blue" draw:style="linear" draw:start-color="#729fcf" draw:end-color="#355269" draw:start-intensity="100%" draw:end-intensity="100%" draw:angle="0" draw:border="0%"/>
    <draw:gradient draw:name="Filled_20_Green" draw:display-name="Filled Green" draw:style="linear" draw:start-color="#77bc65" draw:end-color="#127622" draw:start-intensity="100%" draw:end-intensity="100%" draw:angle="0" draw:border="0%"/>
    <draw:gradient draw:name="Filled_20_Red" draw:display-name="Filled Red" draw:style="linear" draw:start-color="#ff6d6d" draw:end-color="#c9211e" draw:start-intensity="100%" draw:end-intensity="100%" draw:angle="0" draw:border="0%"/>
    <draw:gradient draw:name="Filled_20_Yellow" draw:display-name="Filled Yellow" draw:style="linear" draw:start-color="#ffde59" draw:end-color="#b47804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loext:opacity="0%"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loext:opacity="100%"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loext:opacity="100%"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loext:opacity="100%"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loext:opacity="0%"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>
        <svg:title>Holes</svg:title>
      </draw:layer>
      <draw:layer draw:name="measurelines"/>
      <draw:layer draw:name="HOLES"/>
    </draw:layer-set>
    <style:master-page style:name="Default" style:page-layout-name="PM0" draw:style-name="Mdp1"/>
    <style:master-page style:name="Title_25_20Block_25_20Simple" style:display-name="Title%20Block%20Simpl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meta:creation-date>2019-07-10T17:19:46.58</meta:creation-date>
    <dc:date>2022-03-23T16:19:42.74</dc:date>
    <meta:editing-duration>PT16H28M54S</meta:editing-duration>
    <meta:editing-cycles>41</meta:editing-cycles>
    <meta:generator>OpenOffice/4.1.10$Win32 OpenOffice.org_project/4110m2$Build-9807</meta:generator>
    <dc:creator>m p</dc:creator>
    <meta:printed-by>m p</meta:printed-by>
    <meta:print-date>2022-03-23T16:06:46.10</meta:print-date>
    <meta:document-statistic meta:object-count="71"/>
  </office:meta>
</office:document-meta>
</file>